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236a6" officeooo:paragraph-rsid="001236a6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236a6" officeooo:paragraph-rsid="0014d816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236a6" officeooo:paragraph-rsid="0016529d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236a6" officeooo:paragraph-rsid="0017dfde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236a6" officeooo:paragraph-rsid="002318a2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1314ca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4d816" officeooo:paragraph-rsid="0014d816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4d816" officeooo:paragraph-rsid="002318a2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7dfde" officeooo:paragraph-rsid="0017dfde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7dfde" officeooo:paragraph-rsid="002318a2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b6229" officeooo:paragraph-rsid="001b6229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b6229" officeooo:paragraph-rsid="002318a2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01ed5ff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21aef3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2318a2" style:font-size-asian="12pt" style:font-size-complex="12pt"/>
    </style:style>
    <style:style style:name="P16" style:family="paragraph" style:parent-style-name="Standard">
      <style:text-properties style:font-name="Liberation Serif" fo:font-size="12pt" fo:font-weight="bold" officeooo:rsid="001236a6" officeooo:paragraph-rsid="001236a6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1236a6" officeooo:paragraph-rsid="0016529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1236a6" officeooo:paragraph-rsid="002318a2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14d816" officeooo:paragraph-rsid="0014d816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rsid="0014d816" officeooo:paragraph-rsid="002318a2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paragraph-rsid="001314ca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rsid="0017dfde" officeooo:paragraph-rsid="0017dfde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rsid="0017dfde" officeooo:paragraph-rsid="002318a2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1b6229" officeooo:paragraph-rsid="001b6229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1b6229" officeooo:paragraph-rsid="002318a2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1d3297" officeooo:paragraph-rsid="001d3297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1d3297" officeooo:paragraph-rsid="002318a2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1ed5ff" officeooo:paragraph-rsid="001ed5ff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rsid="001ed5ff" officeooo:paragraph-rsid="002318a2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bold" officeooo:paragraph-rsid="002318a2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normal" officeooo:rsid="001d3297" officeooo:paragraph-rsid="001d329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1d3297" officeooo:paragraph-rsid="002318a2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1ed5ff" officeooo:paragraph-rsid="001ed5ff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1ed5ff" officeooo:paragraph-rsid="002318a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fo:font-size="12pt" fo:font-weight="bold" officeooo:rsid="001236a6" officeooo:paragraph-rsid="001236a6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fo:font-size="12pt" fo:font-weight="bold" officeooo:rsid="001236a6" officeooo:paragraph-rsid="002318a2" style:font-size-asian="12pt" style:font-weight-asian="bold" style:font-size-complex="12pt" style:font-weight-complex="bold"/>
    </style:style>
    <style:style style:name="T1" style:family="text">
      <style:text-properties officeooo:rsid="001236a6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236a6" style:font-size-asian="12pt" style:font-size-complex="12pt"/>
    </style:style>
    <style:style style:name="T4" style:family="text">
      <style:text-properties style:font-name="Liberation Serif" fo:font-size="12pt" fo:language="grc" fo:country="GR" style:font-size-asian="12pt" style:font-size-complex="12pt"/>
    </style:style>
    <style:style style:name="T5" style:family="text">
      <style:text-properties style:font-name="Liberation Serif" fo:font-size="12pt" fo:font-style="normal" officeooo:rsid="001236a6" style:font-size-asian="12pt" style:font-style-asian="normal" style:font-size-complex="12pt" style:font-style-complex="normal"/>
    </style:style>
    <style:style style:name="T6" style:family="text">
      <style:text-properties style:font-name="Liberation Serif" fo:font-size="12pt" fo:font-style="normal" officeooo:rsid="0017dfde" style:font-size-asian="12pt" style:font-style-asian="normal" style:font-size-complex="12pt" style:font-style-complex="normal"/>
    </style:style>
    <style:style style:name="T7" style:family="text">
      <style:text-properties style:font-name="Liberation Serif" fo:font-size="12pt" fo:font-style="normal" fo:font-weight="normal" officeooo:rsid="001f787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1314ca"/>
    </style:style>
    <style:style style:name="T9" style:family="text">
      <style:text-properties officeooo:rsid="0013e8c7"/>
    </style:style>
    <style:style style:name="T10" style:family="text">
      <style:text-properties officeooo:rsid="0014d816"/>
    </style:style>
    <style:style style:name="T11" style:family="text">
      <style:text-properties officeooo:rsid="0015bf3b"/>
    </style:style>
    <style:style style:name="T12" style:family="text">
      <style:text-properties fo:font-style="italic" officeooo:rsid="0015bf3b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5bf3b" style:font-style-asian="normal" style:font-style-complex="normal"/>
    </style:style>
    <style:style style:name="T15" style:family="text">
      <style:text-properties fo:font-style="normal" officeooo:rsid="0014d816" style:font-style-asian="normal" style:font-style-complex="normal"/>
    </style:style>
    <style:style style:name="T16" style:family="text">
      <style:text-properties fo:font-style="normal" officeooo:rsid="0013e8c7" style:font-style-asian="normal" style:font-style-complex="normal"/>
    </style:style>
    <style:style style:name="T17" style:family="text">
      <style:text-properties fo:font-style="normal" officeooo:rsid="0016529d" style:font-style-asian="normal" style:font-style-complex="normal"/>
    </style:style>
    <style:style style:name="T18" style:family="text">
      <style:text-properties fo:font-style="normal" officeooo:rsid="001236a6" style:font-style-asian="normal" style:font-style-complex="normal"/>
    </style:style>
    <style:style style:name="T19" style:family="text">
      <style:text-properties fo:font-style="normal" officeooo:rsid="001c3599" style:font-style-asian="normal" style:font-style-complex="normal"/>
    </style:style>
    <style:style style:name="T20" style:family="text">
      <style:text-properties fo:font-style="normal" officeooo:rsid="0017dfde" style:font-style-asian="normal" style:font-style-complex="normal"/>
    </style:style>
    <style:style style:name="T21" style:family="text">
      <style:text-properties fo:font-style="normal" officeooo:rsid="001f7874" style:font-style-asian="normal" style:font-style-complex="normal"/>
    </style:style>
    <style:style style:name="T22" style:family="text">
      <style:text-properties fo:font-style="normal" fo:font-weight="normal" officeooo:rsid="001f7874" style:font-style-asian="normal" style:font-weight-asian="normal" style:font-style-complex="normal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1236a6" style:font-size-asian="12pt" style:font-size-complex="12pt"/>
    </style:style>
    <style:style style:name="T25" style:family="text">
      <style:text-properties fo:font-size="12pt" fo:language="grc" fo:country="GR" style:font-size-asian="12pt" style:font-size-complex="12pt"/>
    </style:style>
    <style:style style:name="T26" style:family="text">
      <style:text-properties fo:font-size="12pt" fo:font-style="normal" officeooo:rsid="001236a6" style:font-size-asian="12pt" style:font-style-asian="normal" style:font-size-complex="12pt" style:font-style-complex="normal"/>
    </style:style>
    <style:style style:name="T27" style:family="text">
      <style:text-properties fo:font-size="12pt" fo:font-style="normal" officeooo:rsid="0017dfde" style:font-size-asian="12pt" style:font-style-asian="normal" style:font-size-complex="12pt" style:font-style-complex="normal"/>
    </style:style>
    <style:style style:name="T28" style:family="text">
      <style:text-properties fo:font-size="12pt" fo:font-style="normal" fo:font-weight="normal" officeooo:rsid="001f7874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weight="normal" officeooo:rsid="001ed5ff" style:font-size-asian="12pt" style:font-weight-asian="normal" style:font-size-complex="12pt" style:font-weight-complex="normal"/>
    </style:style>
    <style:style style:name="T30" style:family="text">
      <style:text-properties fo:language="grc" fo:country="GR"/>
    </style:style>
    <style:style style:name="T31" style:family="text">
      <style:text-properties fo:language="grc" fo:country="GR" fo:font-style="normal" style:font-style-asian="normal" style:font-style-complex="normal"/>
    </style:style>
    <style:style style:name="T32" style:family="text">
      <style:text-properties style:font-name="LiberationSerif"/>
    </style:style>
    <style:style style:name="T33" style:family="text">
      <style:text-properties style:font-name="LiberationSerif" fo:font-size="12pt" fo:font-style="normal" fo:font-weight="normal" officeooo:rsid="001f787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Serif" fo:font-size="12pt" fo:font-weight="normal" officeooo:rsid="001ed5ff" style:font-size-asian="12pt" style:font-weight-asian="normal" style:font-size-complex="12pt" style:font-weight-complex="normal"/>
    </style:style>
    <style:style style:name="T35" style:family="text">
      <style:text-properties style:font-name="LiberationSerif" fo:font-style="normal" officeooo:rsid="001f7874" style:font-style-asian="normal" style:font-style-complex="normal"/>
    </style:style>
    <style:style style:name="T36" style:family="text">
      <style:text-properties style:font-name="LiberationSerif" fo:font-size="10pt" style:font-size-asian="10pt"/>
    </style:style>
    <style:style style:name="T37" style:family="text">
      <style:text-properties style:font-name="LiberationSerif" fo:font-size="10pt" fo:font-style="normal" officeooo:rsid="001f7874" style:font-size-asian="10pt" style:font-style-asian="normal" style:font-style-complex="normal"/>
    </style:style>
    <style:style style:name="T38" style:family="text">
      <style:text-properties style:font-name="LiberationSerif" fo:font-size="10pt" fo:font-weight="normal" officeooo:rsid="001ed5ff" style:font-size-asian="10pt" style:font-weight-asian="normal" style:font-size-complex="12pt" style:font-weight-complex="normal"/>
    </style:style>
    <style:style style:name="T39" style:family="text">
      <style:text-properties fo:font-weight="normal" officeooo:rsid="001ed5ff" style:font-weight-asian="normal" style:font-weight-complex="normal"/>
    </style:style>
    <style:style style:name="T40" style:family="text">
      <style:text-properties style:font-name="LiberationSerif" fo:font-size="10pt" fo:font-style="normal" fo:font-weight="normal" officeooo:rsid="001f7874" style:font-size-asian="10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0pt" fo:font-style="normal" fo:font-weight="normal" officeooo:rsid="001f7874" style:font-size-asian="10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0pt" fo:font-style="normal" officeooo:rsid="001f7874" style:font-size-asian="10pt" style:font-style-asian="normal" style:font-style-complex="normal"/>
    </style:style>
    <style:style style:name="T43" style:family="text">
      <style:text-properties fo:font-size="10pt" style:font-size-asian="10pt"/>
    </style:style>
    <style:style style:name="T44" style:family="text">
      <style:text-properties fo:font-size="10pt" fo:font-weight="normal" officeooo:rsid="001ed5ff" style:font-size-asian="10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QCM sur les Titans</text:p>
      <text:p text:style-name="P1"/>
      <text:p text:style-name="P1"/>
      <text:p text:style-name="P16">(01) Dans la mythologie grecque, comment s’appelle la divinité primordiale qui existait avant Ouranos et Gaïa ?</text:p>
      <text:p text:style-name="P1"/>
      <text:p text:style-name="P1"><text:tab/><text:span text:style-name="T10">Ouranos / </text:span>Mnémosyne / Cronos / Tartare / Chaos / Big Bang / Hésiode / <text:span text:style-name="T9">Epiméthée / </text:span></text:p>
      <text:p text:style-name="P1"/>
      <text:p text:style-name="P16">(02) Quel est le nom grec des Titans ?</text:p>
      <text:p text:style-name="P1"/>
      <text:p text:style-name="P13"><text:span text:style-name="T1"><text:tab/></text:span>Τιτᾶνες / Πανδώρα / Φοίβη <text:s/>/ Θέα / <text:span text:style-name="T30">Στύξ</text:span>  / Ὑπερίων <text:s/>/ Κρόνος <text:s/>/ Θέμις</text:p>
      <text:p text:style-name="P6"/>
      <text:p text:style-name="P19">(03) Qui est le père des Titans ?</text:p>
      <text:p text:style-name="P7"/>
      <text:p text:style-name="P2"><text:tab/><text:span text:style-name="T10">Ouranos / </text:span>Mnémosyne / Cronos / Tartare / Chaos / Big Bang / Hésiode / <text:span text:style-name="T9">Epiméthée / </text:span></text:p>
      <text:p text:style-name="P6"/>
      <text:p text:style-name="P21"><text:span text:style-name="T8">(0</text:span><text:span text:style-name="T11">4) Quel poète a écrit la </text:span><text:span text:style-name="T12">Théogonie</text:span><text:span text:style-name="T14"> qui raconte l’histoire des Titans ?</text:span></text:p>
      <text:p text:style-name="P6"><text:span text:style-name="T14"/></text:p>
      <text:p text:style-name="P3"><text:span text:style-name="T15"><text:tab/>Ouranos / </text:span><text:span text:style-name="T14">Mnémosyne / Cronos / Tartare / Chaos / Big Bang / Hésiode / </text:span><text:span text:style-name="T16">Epiméthée /</text:span></text:p>
      <text:p text:style-name="P3"><text:span text:style-name="T16"/></text:p>
      <text:p text:style-name="P17"><text:span text:style-name="T17">(05) Comment s’appelle le frère de Prométhée ?</text:span></text:p>
      <text:p text:style-name="P3"><text:span text:style-name="T17"/></text:p>
      <text:p text:style-name="P3"><text:span text:style-name="T15"><text:tab/>Ouranos / </text:span><text:span text:style-name="T14">Mnémosyne / Cronos / Tartare / Chaos / Big Bang / Hésiode / </text:span><text:span text:style-name="T16">Epiméthée /</text:span></text:p>
      <text:p text:style-name="P3"><text:span text:style-name="T16"/></text:p>
      <text:p text:style-name="P22"><text:span text:style-name="T16">(</text:span><text:span text:style-name="T13">06) Comment s’appelle le père de Zeus ?</text:span></text:p>
      <text:p text:style-name="P4"/>
      <text:p text:style-name="P13"><text:span text:style-name="T18"><text:tab/></text:span><text:span text:style-name="T20">Τιτᾶνες / Πανδώρα / Φοίβη <text:s/>/ Θέα / </text:span><text:span text:style-name="T31">Στύξ</text:span><text:span text:style-name="T13">  / </text:span><text:span text:style-name="T20">Ὑπερίων <text:s/>/ Κρόνος <text:s/>/ Θέμις</text:span></text:p>
      <text:p text:style-name="P9"><text:span text:style-name="T13"/></text:p>
      <text:p text:style-name="P24"><text:span text:style-name="T13">(07) Le jeune Zeus survit grâce à un animal </text:span><text:span text:style-name="T19">nommé Amalthée </text:span><text:span text:style-name="T13">qui deviendra plus tard le Capricorne. Cet animal est…</text:span></text:p>
      <text:p text:style-name="P24"><text:span text:style-name="T13"/></text:p>
      <text:p text:style-name="P11"><text:span text:style-name="T13"><text:tab/>le lion / le dindon / le chien / la louve / la chèvre</text:span></text:p>
      <text:p text:style-name="P11"><text:span text:style-name="T13"/></text:p>
      <text:p text:style-name="P26"><text:span text:style-name="T13">(08) Après la titanomachie, quelle est la punition infligée au Titan Atlas ?</text:span></text:p>
      <text:p text:style-name="P26"><text:span text:style-name="T13"/></text:p>
      <text:p text:style-name="P31"><text:span text:style-name="T13"><text:tab/>Il doit remplir une jarre percée.</text:span></text:p>
      <text:p text:style-name="P31"><text:span text:style-name="T13"><text:tab/>Il a toujours faim et soif mais jamais ne peut boire ou manger.</text:span></text:p>
      <text:p text:style-name="P31"><text:span text:style-name="T13"><text:tab/>Il doit soutenir la voûte du ciel sur ses épaules.</text:span></text:p>
      <text:p text:style-name="P31"><text:span text:style-name="T13"><text:tab/>Il doit pousser un rocher devant lui qui ne cesse de redescendre.</text:span></text:p>
      <text:p text:style-name="P31"><text:span text:style-name="T13"/></text:p>
      <text:p text:style-name="P28"><text:span text:style-name="T13">(09) Comment s’appelle la fille d’Ouranos et de Gaïa qui fut récompensée par Zeus après la Titanomachie et qui devint le fleuve entourant les Enfers ?</text:span></text:p>
      <text:p text:style-name="P28"><text:span text:style-name="T13"/></text:p>
      <text:p text:style-name="P33"><text:span text:style-name="T18"><text:tab/></text:span><text:span text:style-name="T20">Τιτᾶνες / Πανδώρα / Φοίβη <text:s/>/ Θέα / </text:span><text:span text:style-name="T31">Στύξ</text:span><text:span text:style-name="T13">  / </text:span><text:span text:style-name="T20">Ὑπερίων <text:s/>/ Κρόνος <text:s/>/ Θέμις</text:span></text:p>
      <text:p text:style-name="P33"><text:span text:style-name="T20"/></text:p>
      <text:p text:style-name="P28"><text:span text:style-name="T20">(</text:span><text:span text:style-name="T13">10) </text:span><text:span text:style-name="T21">Quel mot grec désigne le casque donné à Hadès qui le rend invisible ?</text:span></text:p>
      <text:p text:style-name="P33"><text:span text:style-name="T21"/></text:p>
      <text:p text:style-name="P14"><text:span text:style-name="T22"><text:tab/>ν</text:span>όσοϛ / <text:span text:style-name="T21">κ</text:span>εφαλή / <text:span text:style-name="T21">κ</text:span>αρπός / <text:span text:style-name="T22">κ</text:span><text:span text:style-name="T39">υνέη / οὐρανός / δ</text:span>ιδάσκαλοϛ / φάρμακον</text:p>
      <text:p text:style-name="P14"/>
      <text:p text:style-name="P14"/>
      <text:p text:style-name="P14"/>
      <text:p text:style-name="P14"/>
      <text:p text:style-name="P36"><text:soft-page-break/>QCM sur les Titans</text:p>
      <text:p text:style-name="P5"/>
      <text:p text:style-name="P5"/>
      <text:p text:style-name="P18">(01) Dans la mythologie grecque, comment s’appelle la divinité primordiale qui existait avant Ouranos et Gaïa ?</text:p>
      <text:p text:style-name="P5"/>
      <text:p text:style-name="P5"><text:tab/><text:span text:style-name="T10">Ouranos / </text:span>Mnémosyne / Cronos / Tartare / *Chaos / Big Bang / Hésiode / <text:span text:style-name="T9">Epiméthée / </text:span></text:p>
      <text:p text:style-name="P5"/>
      <text:p text:style-name="P18">(02) Quel est le nom grec des Titans ?</text:p>
      <text:p text:style-name="P5"/>
      <text:p text:style-name="P15"><text:span text:style-name="T1"><text:tab/>*</text:span>Τιτᾶνες / Πανδώρα / Φοίβη <text:s/>/ Θέα / <text:span text:style-name="T30">Στύξ</text:span>  / Ὑπερίων <text:s/>/ Κρόνος <text:s/>/ Θέμις</text:p>
      <text:p text:style-name="P15"/>
      <text:p text:style-name="P20">(03) Qui est le père des Titans ?</text:p>
      <text:p text:style-name="P8"/>
      <text:p text:style-name="P5"><text:tab/>*<text:span text:style-name="T10">Ouranos / </text:span>Mnémosyne / Cronos / Tartare / Chaos / Big Bang / Hésiode / <text:span text:style-name="T9">Epiméthée / </text:span></text:p>
      <text:p text:style-name="P15"/>
      <text:p text:style-name="P30"><text:span text:style-name="T8">(0</text:span><text:span text:style-name="T11">4) Quel poète a écrit la </text:span><text:span text:style-name="T12">Théogonie</text:span><text:span text:style-name="T14"> qui raconte l’histoire des Titans ?</text:span></text:p>
      <text:p text:style-name="P15"><text:span text:style-name="T14"/></text:p>
      <text:p text:style-name="P5"><text:span text:style-name="T15"><text:tab/>Ouranos / </text:span><text:span text:style-name="T14">Mnémosyne / Cronos / Tartare / Chaos / Big Bang / *Hésiode / </text:span><text:span text:style-name="T16">Epiméthée /</text:span></text:p>
      <text:p text:style-name="P5"><text:span text:style-name="T16"/></text:p>
      <text:p text:style-name="P18"><text:span text:style-name="T17">(05) Comment s’appelle le frère de Prométhée ?</text:span></text:p>
      <text:p text:style-name="P5"><text:span text:style-name="T17"/></text:p>
      <text:p text:style-name="P5"><text:span text:style-name="T15"><text:tab/>Ouranos / </text:span><text:span text:style-name="T14">Mnémosyne / Cronos / Tartare / Chaos / Big Bang / Hésiode / *</text:span><text:span text:style-name="T16">Epiméthée /</text:span></text:p>
      <text:p text:style-name="P5"><text:span text:style-name="T16"/></text:p>
      <text:p text:style-name="P23"><text:span text:style-name="T16">(</text:span><text:span text:style-name="T13">06) Comment s’appelle le père de Zeus ?</text:span></text:p>
      <text:p text:style-name="P5"/>
      <text:p text:style-name="P15"><text:span text:style-name="T18"><text:tab/></text:span><text:span text:style-name="T20">Τιτᾶνες / Πανδώρα / Φοίβη <text:s/>/ Θέα / </text:span><text:span text:style-name="T31">Στύξ</text:span><text:span text:style-name="T13">  / </text:span><text:span text:style-name="T20">Ὑπερίων <text:s/>/ *Κρόνος <text:s/>/ Θέμις</text:span></text:p>
      <text:p text:style-name="P10"><text:span text:style-name="T13"/></text:p>
      <text:p text:style-name="P25"><text:span text:style-name="T13">(07) Le jeune Zeus survit grâce à un animal </text:span><text:span text:style-name="T19">nommé Amalthée </text:span><text:span text:style-name="T13">qui deviendra plus tard le Capricorne. Cet animal est…</text:span></text:p>
      <text:p text:style-name="P25"><text:span text:style-name="T13"/></text:p>
      <text:p text:style-name="P12"><text:span text:style-name="T13"><text:tab/>le lion / le dindon / le chien / la louve / *la chèvre</text:span></text:p>
      <text:p text:style-name="P12"><text:span text:style-name="T13"/></text:p>
      <text:p text:style-name="P27"><text:span text:style-name="T13">(08) Après la titanomachie, quelle est la punition infligée au Titan Atlas ?</text:span></text:p>
      <text:p text:style-name="P27"><text:span text:style-name="T13"/></text:p>
      <text:p text:style-name="P32"><text:span text:style-name="T13"><text:tab/>Il doit remplir une jarre percée.</text:span></text:p>
      <text:p text:style-name="P32"><text:span text:style-name="T13"><text:tab/>Il a toujours faim et soif mais jamais ne peut boire ou manger.</text:span></text:p>
      <text:p text:style-name="P32"><text:span text:style-name="T13"><text:tab/>*Il doit soutenir la voûte du ciel sur ses épaules.</text:span></text:p>
      <text:p text:style-name="P32"><text:span text:style-name="T13"><text:tab/>Il doit pousser un rocher devant lui qui ne cesse de redescendre.</text:span></text:p>
      <text:p text:style-name="P32"><text:span text:style-name="T13"/></text:p>
      <text:p text:style-name="P29"><text:span text:style-name="T13">(09) Comment s’appelle la fille d’Ouranos et de Gaïa qui fut récompensée par Zeus après la Titanomachie et qui devint le fleuve entourant les Enfers ?</text:span></text:p>
      <text:p text:style-name="P29"><text:span text:style-name="T13"/></text:p>
      <text:p text:style-name="P34"><text:span text:style-name="T18"><text:tab/></text:span><text:span text:style-name="T20">Τιτᾶνες / Πανδώρα / Φοίβη <text:s/>/ Θέα / *</text:span><text:span text:style-name="T31">Στύξ</text:span><text:span text:style-name="T13">  / </text:span><text:span text:style-name="T20">Ὑπερίων <text:s/>/ Κρόνος <text:s/>/ Θέμις</text:span></text:p>
      <text:p text:style-name="P34"><text:span text:style-name="T20"/></text:p>
      <text:p text:style-name="P29"><text:span text:style-name="T20">(</text:span><text:span text:style-name="T13">10) </text:span><text:span text:style-name="T21">Quel mot grec désigne le casque donné à Hadès qui le rend invisible ?</text:span></text:p>
      <text:p text:style-name="P34"><text:span text:style-name="T21"/></text:p>
      <text:p text:style-name="P15"><text:span text:style-name="T22"><text:tab/>ν</text:span>όσοϛ / <text:span text:style-name="T21">κ</text:span>εφαλή / <text:span text:style-name="T21">κ</text:span>αρπός / <text:span text:style-name="T22">*κ</text:span><text:span text:style-name="T39">υνέη / οὐρανός / δ</text:span>ιδάσκαλοϛ / φάρμακον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6T12:26:57.840000000</meta:creation-date>
    <dc:date>2021-05-06T13:02:53.812000000</dc:date>
    <meta:editing-duration>PT35M44S</meta:editing-duration>
    <meta:editing-cycles>21</meta:editing-cycles>
    <meta:generator>LibreOffice/7.0.0.3$Windows_X86_64 LibreOffice_project/8061b3e9204bef6b321a21033174034a5e2ea88e</meta:generator>
    <meta:print-date>2021-05-06T12:52:40.726000000</meta:print-date>
    <meta:document-statistic meta:table-count="0" meta:image-count="0" meta:object-count="0" meta:page-count="2" meta:paragraph-count="48" meta:word-count="644" meta:character-count="3302" meta:non-whitespace-character-count="2652"/>
  </office:meta>
</office:document-meta>
</file>